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7bc31" officeooo:paragraph-rsid="0007bc31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a71f6" officeooo:paragraph-rsid="000a71f6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italic" officeooo:rsid="000d6242" officeooo:paragraph-rsid="000d6242" style:font-size-asian="8pt" style:font-style-asian="italic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a71f6" officeooo:paragraph-rsid="000a71f6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0c3d" officeooo:paragraph-rsid="000c0c3d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89127" officeooo:paragraph-rsid="00089127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0c0c3d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a71f6" officeooo:paragraph-rsid="000d6242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0c3d" officeooo:paragraph-rsid="000c0c3d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7bc31" officeooo:paragraph-rsid="0007bc31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7bc31" officeooo:paragraph-rsid="00089127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tyle="normal" officeooo:rsid="00089127" officeooo:paragraph-rsid="00089127" style:font-style-asian="normal" style:font-name-complex="Arial" style:font-style-complex="normal"/>
    </style:style>
    <style:style style:name="P22" style:family="paragraph" style:parent-style-name="Standard">
      <style:text-properties style:font-name="Arial" fo:font-style="normal" officeooo:rsid="000c0c3d" officeooo:paragraph-rsid="000c0c3d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0e956f" officeooo:paragraph-rsid="000e956f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0a71f6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0c3d" officeooo:paragraph-rsid="000c0c3d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9pt" officeooo:rsid="000c0c3d" officeooo:paragraph-rsid="000c0c3d" style:font-size-asian="9pt" style:font-name-complex="Arial"/>
    </style:style>
    <style:style style:name="P27" style:family="paragraph" style:parent-style-name="Heading_20_1">
      <style:text-properties fo:font-size="12pt" style:font-size-asian="12pt"/>
    </style:style>
    <style:style style:name="P28" style:family="paragraph" style:parent-style-name="Heading_20_3">
      <style:text-properties fo:font-style="normal" officeooo:rsid="000c0c3d" officeooo:paragraph-rsid="000c0c3d" style:font-style-asian="normal" style:font-style-complex="normal"/>
    </style:style>
    <style:style style:name="T1" style:family="text">
      <style:text-properties officeooo:rsid="000c0c3d"/>
    </style:style>
    <style:style style:name="T2" style:family="text">
      <style:text-properties fo:font-weight="normal" officeooo:rsid="000c0c3d" style:font-weight-asian="normal" style:font-weight-complex="normal"/>
    </style:style>
    <style:style style:name="T3" style:family="text">
      <style:text-properties officeooo:rsid="000d62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7" text:outline-level="1">Caso de Uso</text:h>
          </table:table-cell>
          <table:table-cell table:style-name="Tabla1.B1" table:number-columns-spanned="4" office:value-type="string">
            <text:h text:style-name="P28" text:outline-level="3">Identificar Paciente/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CU-1<text:span text:style-name="T3">3,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6" office:value-type="string">
            <text:p text:style-name="P19">Médico <text:span text:style-name="T1">o Personal Administrativo(I), Paci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6" office:value-type="string">
            <text:p text:style-name="P18"><text:span text:style-name="T1">Secundario</text:span>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6" office:value-type="string">
            <text:p text:style-name="P23">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6" office:value-type="string">
            <text:p text:style-name="P22">Un médico o personal administrativo está atendiendo a un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6" office:value-type="string">
            <text:p text:style-name="P22">Se ha identificado(o no) a la persona que se presenta como paciente/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20">Grupo ? de prácticas de FIS</text:p>
          </table:table-cell>
          <table:table-cell table:style-name="Tabla1.C7" office:value-type="string">
            <text:h text:style-name="Heading_20_2" text:outline-level="2">Fecha</text:h>
          </table:table-cell>
          <table:table-cell table:style-name="Tabla1.D7" office:value-type="string">
            <text:p text:style-name="P11">24-03-18</text:p>
          </table:table-cell>
          <table:table-cell table:style-name="Tabla1.E7" table:number-columns-spanned="2" office:value-type="string">
            <text:h text:style-name="Heading_20_1" text:outline-level="1">Versión</text:h>
          </table:table-cell>
          <table:covered-table-cell/>
          <table:table-cell table:style-name="Tabla1.G7" office:value-type="string">
            <text:p text:style-name="P11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1">Identificar si una persona es <text:span text:style-name="T1">cliente de la compañía médica</text:span>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1">El <text:span text:style-name="T1">médico o personal administrativo</text:span> solicitan la identificación del <text:span text:style-name="T1">cliente</text:span> mediante <text:span text:style-name="T1">su DNI u otros</text:span>. El sistema comprueba la existencia de datos sobre el socio e informa al <text:span text:style-name="T1">médico o administrativo</text:span>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2"><text:span text:style-name="T1">Médico o </text:span><text:span text:style-name="T2">administrativo.</text:span>: <text:span text:style-name="T1">Solicita datos al paciente.</text:span>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17">2</text:p>
          </table:table-cell>
          <table:table-cell table:style-name="Tabla4.B3" office:value-type="string">
            <text:p text:style-name="P24">Paciente: <text:span text:style-name="T1">Le proporciona los datos al médico o administrativo.</text:span></text:p>
          </table:table-cell>
          <table:table-cell table:style-name="Tabla4.C3" office:value-type="string">
            <text:p text:style-name="P9">3</text:p>
          </table:table-cell>
          <table:table-cell table:style-name="Tabla4.D3" office:value-type="string">
            <text:p text:style-name="P25">Se buscan los datos del paciente</text:p>
          </table:table-cell>
        </table:table-row>
        <table:table-row table:style-name="Tabla4.2">
          <table:table-cell table:style-name="Tabla4.A4" office:value-type="string">
            <text:p text:style-name="P16"/>
          </table:table-cell>
          <table:table-cell table:style-name="Tabla4.B4" office:value-type="string">
            <text:p text:style-name="P7"/>
          </table:table-cell>
          <table:table-cell table:style-name="Tabla4.C4" office:value-type="string">
            <text:p text:style-name="P8">4</text:p>
          </table:table-cell>
          <table:table-cell table:style-name="Tabla4.D4" office:value-type="string">
            <text:p text:style-name="P26">Se identifica como <text:s/>cliente <text:s/>de la compañía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4a</text:p>
          </table:table-cell>
          <table:table-cell table:style-name="Tabla5.B2" table:number-columns-spanned="4" office:value-type="string">
            <text:p text:style-name="P13">El <text:span text:style-name="T3">paciente</text:span> no existe o ha sido dado de baja 1. El Sistema informa del estado actual del <text:span text:style-name="T3">paciente</text:span>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3">Normalmente antes de que se pueda finalizar la atención a un cliente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2">En desarrollo.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00:04:11.366524895</dc:date>
    <meta:print-date>2012-03-13T15:37:00</meta:print-date>
    <meta:editing-cycles>12</meta:editing-cycles>
    <meta:editing-duration>PT45M11S</meta:editing-duration>
    <meta:generator>LibreOffice/5.1.6.2$Linux_X86_64 LibreOffice_project/10m0$Build-2</meta:generator>
    <meta:document-statistic meta:table-count="5" meta:image-count="0" meta:object-count="0" meta:page-count="1" meta:paragraph-count="49" meta:word-count="181" meta:character-count="1158" meta:non-whitespace-character-count="1024"/>
  </office:meta>
</office:document-meta>
</file>